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0837" officeooo:paragraph-rsid="00120837"/>
    </style:style>
    <style:style style:name="P2" style:family="paragraph" style:parent-style-name="Standard">
      <style:text-properties officeooo:rsid="00120837" officeooo:paragraph-rsid="001b2a7a"/>
    </style:style>
    <style:style style:name="P3" style:family="paragraph" style:parent-style-name="Standard">
      <style:text-properties officeooo:rsid="0014151e" officeooo:paragraph-rsid="0014151e"/>
    </style:style>
    <style:style style:name="P4" style:family="paragraph" style:parent-style-name="Standard">
      <style:text-properties officeooo:rsid="0018a6a4" officeooo:paragraph-rsid="001b2a7a"/>
    </style:style>
    <style:style style:name="P5" style:family="paragraph" style:parent-style-name="Standard">
      <style:text-properties style:text-underline-style="solid" style:text-underline-width="auto" style:text-underline-color="font-color" officeooo:rsid="00120837" officeooo:paragraph-rsid="001b2a7a"/>
    </style:style>
    <style:style style:name="P6" style:family="paragraph" style:parent-style-name="Standard">
      <style:text-properties style:text-underline-style="solid" style:text-underline-width="auto" style:text-underline-color="font-color" officeooo:rsid="0018a6a4" officeooo:paragraph-rsid="001b2a7a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e41b0" officeooo:paragraph-rsid="001e41b0"/>
    </style:style>
    <style:style style:name="P8" style:family="paragraph" style:parent-style-name="Text_20_body">
      <style:text-properties fo:language="de" fo:country="DE" officeooo:rsid="00213b04" officeooo:paragraph-rsid="00213b04"/>
    </style:style>
    <style:style style:name="P9" style:family="paragraph" style:parent-style-name="Heading_20_1">
      <style:text-properties style:font-name="Liberation Serif" fo:font-size="12pt" fo:language="de" fo:country="D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Heading_20_1">
      <style:paragraph-properties fo:text-align="center" style:justify-single-word="false"/>
      <style:text-properties style:font-name="Liberation Serif" fo:font-size="12pt" fo:language="de" fo:country="DE" style:text-underline-style="solid" style:text-underline-width="auto" style:text-underline-color="font-color" fo:font-weight="bold" officeooo:rsid="00213b04" officeooo:paragraph-rsid="00213b04" style:font-size-asian="12pt" style:font-weight-asian="bold" style:font-size-complex="12pt" style:font-weight-complex="bold"/>
    </style:style>
    <style:style style:name="P11" style:family="paragraph" style:parent-style-name="Heading_20_1">
      <style:text-properties style:font-name="Liberation Serif" fo:font-size="12pt" fo:language="de" fo:country="DE" fo:font-weight="normal" officeooo:rsid="00213b04" officeooo:paragraph-rsid="00213b04" style:font-size-asian="12pt" style:font-weight-asian="normal" style:font-size-complex="12pt" style:font-weight-complex="normal"/>
    </style:style>
    <style:style style:name="P12" style:family="paragraph" style:parent-style-name="Heading_20_1">
      <style:text-properties style:font-name="Liberation Serif" fo:font-size="12pt" fo:language="de" fo:country="DE" fo:font-weight="normal" officeooo:rsid="0014151e" officeooo:paragraph-rsid="00213b04" style:font-size-asian="12pt" style:font-weight-asian="normal" style:font-size-complex="12pt" style:font-weight-complex="normal"/>
    </style:style>
    <style:style style:name="P13" style:family="paragraph" style:parent-style-name="Text_20_body">
      <style:text-properties officeooo:rsid="0023174a" officeooo:paragraph-rsid="0023174a"/>
    </style:style>
    <style:style style:name="P14" style:family="paragraph" style:parent-style-name="Text_20_body">
      <style:text-properties officeooo:rsid="0023174a" officeooo:paragraph-rsid="0024aac1"/>
    </style:style>
    <style:style style:name="P15" style:family="paragraph" style:parent-style-name="Text_20_body">
      <style:text-properties officeooo:paragraph-rsid="00292fe8"/>
    </style:style>
    <style:style style:name="P16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20837" officeooo:paragraph-rsid="00120837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rsid="00120837" officeooo:paragraph-rsid="001b2a7a"/>
    </style:style>
    <style:style style:name="P18" style:family="paragraph" style:parent-style-name="Standard">
      <style:text-properties officeooo:rsid="0024aac1" officeooo:paragraph-rsid="0024aac1"/>
    </style:style>
    <style:style style:name="P19" style:family="paragraph" style:parent-style-name="Standard">
      <style:text-properties style:text-underline-style="solid" style:text-underline-width="auto" style:text-underline-color="font-color" officeooo:rsid="00120837" officeooo:paragraph-rsid="001b2a7a"/>
    </style:style>
    <style:style style:name="P20" style:family="paragraph" style:parent-style-name="Standard">
      <style:text-properties style:text-underline-style="solid" style:text-underline-width="auto" style:text-underline-color="font-color" officeooo:rsid="0024aac1" officeooo:paragraph-rsid="0024aac1"/>
    </style:style>
    <style:style style:name="T1" style:family="text">
      <style:text-properties officeooo:rsid="001429f4"/>
    </style:style>
    <style:style style:name="T2" style:family="text">
      <style:text-properties officeooo:rsid="00173385"/>
    </style:style>
    <style:style style:name="T3" style:family="text">
      <style:text-properties officeooo:rsid="0018a6a4"/>
    </style:style>
    <style:style style:name="T4" style:family="text">
      <style:text-properties officeooo:rsid="001b2a7a"/>
    </style:style>
    <style:style style:name="T5" style:family="text">
      <style:text-properties officeooo:rsid="001c9f7a"/>
    </style:style>
    <style:style style:name="T6" style:family="text">
      <style:text-properties officeooo:rsid="001f55a8"/>
    </style:style>
    <style:style style:name="T7" style:family="text">
      <style:text-properties officeooo:rsid="0020e146"/>
    </style:style>
    <style:style style:name="T8" style:family="text">
      <style:text-properties style:font-name="Liberation Serif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language="de" fo:country="DE" fo:font-weight="normal" officeooo:rsid="00213b04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language="de" fo:country="DE" fo:font-weight="normal" officeooo:rsid="0024aac1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language="de" fo:country="DE" fo:font-weight="normal" officeooo:rsid="002920e6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language="de" fo:country="DE" fo:font-weight="normal" officeooo:rsid="00292fe8" style:font-size-asian="12pt" style:font-weight-asian="normal" style:font-size-complex="12pt" style:font-weight-complex="normal"/>
    </style:style>
    <style:style style:name="T13" style:family="text">
      <style:text-properties officeooo:rsid="00213b04"/>
    </style:style>
    <style:style style:name="T14" style:family="text">
      <style:text-properties officeooo:rsid="00284f58"/>
    </style:style>
    <style:style style:name="T15" style:family="text">
      <style:text-properties officeooo:rsid="002db4b9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text-underline-style="none"/>
    </style:style>
    <style:style style:name="T18" style:family="text">
      <style:text-properties fo:language="en" fo:country="US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Aufgabenzettel 1</text:h>
      <text:h text:style-name="P11" text:outline-level="1">1.1</text:h>
      <text:h text:style-name="P12" text:outline-level="1">Es wird davon ausgegangen dass der Shop nur in Deutschland Artikel verkauft. Damit fallen dinge<text:line-break/>wie VAT, Währungsinformationen,Sprach <text:span text:style-name="T13">bedingte</text:span> <text:span text:style-name="T13">Information</text:span> aus der <text:span text:style-name="T13">Planung.</text:span></text:h>
      <text:p text:style-name="P13"><text:span text:style-name="T9"/></text:p>
      <text:p text:style-name="P14"><text:span text:style-name="T9">D</text:span><text:span text:style-name="T8">ie Liste der benötigten Elemente wird unten aufgeführt .<text:line-break/>Die Attribute die mit Optional gekennzeichnet sind Optional. </text:span></text:p>
      <text:p text:style-name="P14"><text:span text:style-name="T10">Die Optionalen werte sind optional da sie nur </text:span><text:span text:style-name="T11">Sekundär</text:span><text:span text:style-name="T10"> benötigt werden. Sprich es sind </text:span><text:span text:style-name="T11">Zusatz</text:span><text:span text:style-name="T10"> </text:span><text:span text:style-name="T11">Information</text:span><text:span text:style-name="T10"> die man </text:span><text:span text:style-name="T11">eigentlich</text:span><text:span text:style-name="T10"> nicht unbedingt benötigt um ein Produkt zu verkaufen. </text:span><text:span text:style-name="T11">Sprich Sachen wie Hersteller, Beschreibungstexte, Bilder.</text:span><text:span text:style-name="T8"><text:line-break/></text:span></text:p>
      <text:p text:style-name="P8">1.2</text:p>
      <text:h text:style-name="P9" text:outline-level="1"><text:bookmark text:name="firstHeading"/>Oracle (Datenbanksystem)</text:h>
      <text:h text:style-name="P9" text:outline-level="1"><text:bookmark text:name="firstHeading3"/>MariaDB</text:h>
      <text:p text:style-name="P15"><text:span text:style-name="T12">Ist eine </text:span>relationalen Datenbankverwaltungssysteme.</text:p>
      <text:p text:style-name="P16">RethinkDB</text:p>
      <text:p text:style-name="P1"/>
      <text:p text:style-name="P1"/>
      <text:p text:style-name="P1"/>
      <text:p text:style-name="P3">1.3</text:p>
      <text:p text:style-name="P3"/>
      <text:p text:style-name="P3">Benötigt werden abfragen um CRUD(Create,Reade,Update,Delete) Operationen auszuführen. Des Weiteren wird eine Funktionalität benötigt um Relationen zwischen den unterschiedlichen Entitäten herzustellen. <text:span text:style-name="T1">Ausserdem ist es noch notwendig sachen Filtern zu können um so z.b nur Produkte aufführen zu können die ein Kunde zu einem bestimmten Zeitpunkt bestellt hat.</text:span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7">Information für die Tabellen</text:p>
      <text:p text:style-name="P5"/>
      <text:p text:style-name="P5">Adresse</text:p>
      <text:p text:style-name="P2">-id</text:p>
      <text:p text:style-name="P2">-<text:span text:style-name="T5">Postleitzahl</text:span></text:p>
      <text:p text:style-name="P2">-<text:span text:style-name="T5">Ort</text:span></text:p>
      <text:p text:style-name="P2">-<text:span text:style-name="T5">Nr </text:span></text:p>
      <text:p text:style-name="P2">-<text:span text:style-name="T6">Z</text:span>usatz (optional)</text:p>
      <text:p text:style-name="P2"/>
      <text:p text:style-name="P5">Kunde</text:p>
      <text:p text:style-name="P2">-id</text:p>
      <text:p text:style-name="P2">-Name</text:p>
      <text:p text:style-name="P2">-Vorname</text:p>
      <text:p text:style-name="P2">-AdresseID</text:p>
      <text:p text:style-name="P2"/>
      <text:p text:style-name="P5">Bestellung<text:span text:style-name="T3">Produkt</text:span></text:p>
      <text:p text:style-name="P2">- <text:span text:style-name="T5">ProduktID</text:span></text:p>
      <text:p text:style-name="P2">- <text:span text:style-name="T5">BestellungID</text:span></text:p>
      <text:p text:style-name="P2"/>
      <text:p text:style-name="P6">Bestellung</text:p>
      <text:p text:style-name="P4">- id</text:p>
      <text:p text:style-name="P2">- <text:span text:style-name="T3">KundenID</text:span></text:p>
      <text:p text:style-name="P2">- <text:span text:style-name="T4">Adresseid (optional)</text:span></text:p>
      <text:p text:style-name="P2">- <text:span text:style-name="T4">BestellDatum (optional)</text:span></text:p>
      <text:p text:style-name="P2">- <text:span text:style-name="T7">ZahlungsartID</text:span></text:p>
      <text:p text:style-name="P2"/>
      <text:p text:style-name="P5">Zahlungsart</text:p>
      <text:p text:style-name="P2">- <text:span text:style-name="T2">id</text:span></text:p>
      <text:p text:style-name="P2">- <text:span text:style-name="T5">N</text:span>ame</text:p>
      <text:p text:style-name="P2">- <text:span text:style-name="T5">ErweiterteInformationen</text:span></text:p>
      <text:p text:style-name="P2"/>
      <text:p text:style-name="P5">Produkt</text:p>
      <text:p text:style-name="P2">- id</text:p>
      <text:p text:style-name="P2">- <text:span text:style-name="T5">T</text:span>yp</text:p>
      <text:p text:style-name="P2">- <text:span text:style-name="T5">N</text:span>ame</text:p>
      <text:p text:style-name="P2">- <text:span text:style-name="T5">G</text:span>rosse</text:p>
      <text:p text:style-name="P2">- <text:span text:style-name="T5">Preis</text:span></text:p>
      <text:p text:style-name="P2"/>
      <text:p text:style-name="P20">ProduktBild (optional)</text:p>
      <text:p text:style-name="P18">- ProduktID</text:p>
      <text:p text:style-name="P18">- PfadZumBild</text:p>
      <text:p text:style-name="P18">- AltLink</text:p>
      <text:p text:style-name="P18">- ErweiterteInformationen</text:p>
      <text:p text:style-name="P18"/>
      <text:p text:style-name="P20">ProduktInformationen (<text:span text:style-name="T14">o</text:span>ptional)</text:p>
      <text:p text:style-name="P18">- ProduktID</text:p>
      <text:p text:style-name="P18">- Beschreibung</text:p>
      <text:p text:style-name="P18">- HauptInformation</text:p>
      <text:p text:style-name="P18">- Herstel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21:18:11.831831000</meta:creation-date>
    <dc:date>2015-10-10T22:31:49.719015000</dc:date>
    <meta:editing-duration>PT54M36S</meta:editing-duration>
    <meta:editing-cycles>28</meta:editing-cycles>
    <meta:generator>LibreOffice/4.3.7.2$MacOSX_x86 LibreOffice_project/8a35821d8636a03b8bf4e15b48f59794652c68ba</meta:generator>
    <meta:document-statistic meta:table-count="0" meta:image-count="0" meta:object-count="0" meta:page-count="2" meta:paragraph-count="53" meta:word-count="204" meta:character-count="1486" meta:non-whitespace-character-count="1332"/>
  </office:meta>
</office:document-meta>
</file>